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50%"/>
      <style:text-properties officeooo:rsid="000e88cc" officeooo:paragraph-rsid="000e88cc"/>
    </style:style>
    <style:style style:name="P2" style:family="paragraph" style:parent-style-name="Standard">
      <style:paragraph-properties fo:line-height="150%"/>
      <style:text-properties officeooo:rsid="00109cbe" officeooo:paragraph-rsid="00109cbe"/>
    </style:style>
    <style:style style:name="P3" style:family="paragraph" style:parent-style-name="Standard">
      <style:paragraph-properties fo:line-height="150%"/>
      <style:text-properties officeooo:rsid="00171779" officeooo:paragraph-rsid="00171779"/>
    </style:style>
    <style:style style:name="P4" style:family="paragraph" style:parent-style-name="Standard">
      <style:paragraph-properties fo:line-height="150%"/>
      <style:text-properties officeooo:rsid="00171779" officeooo:paragraph-rsid="001e01f6"/>
    </style:style>
    <style:style style:name="P5" style:family="paragraph" style:parent-style-name="Standard">
      <style:paragraph-properties fo:line-height="150%"/>
      <style:text-properties officeooo:rsid="00171779" officeooo:paragraph-rsid="001f4d12"/>
    </style:style>
    <style:style style:name="P6" style:family="paragraph" style:parent-style-name="Standard">
      <style:paragraph-properties fo:line-height="150%"/>
      <style:text-properties officeooo:rsid="00171779" officeooo:paragraph-rsid="002317f0"/>
    </style:style>
    <style:style style:name="P7" style:family="paragraph" style:parent-style-name="Standard">
      <style:paragraph-properties fo:line-height="150%"/>
      <style:text-properties officeooo:rsid="00171779" officeooo:paragraph-rsid="00243ba6"/>
    </style:style>
    <style:style style:name="P8" style:family="paragraph" style:parent-style-name="Standard">
      <style:paragraph-properties fo:line-height="150%"/>
      <style:text-properties officeooo:rsid="00171779" officeooo:paragraph-rsid="002a1ff7"/>
    </style:style>
    <style:style style:name="P9" style:family="paragraph" style:parent-style-name="Standard">
      <style:paragraph-properties fo:line-height="150%"/>
      <style:text-properties officeooo:rsid="002323e1" officeooo:paragraph-rsid="002323e1"/>
    </style:style>
    <style:style style:name="T1" style:family="text">
      <style:text-properties officeooo:rsid="001016bb"/>
    </style:style>
    <style:style style:name="T2" style:family="text">
      <style:text-properties fo:font-style="italic" style:font-style-asian="italic" style:font-style-complex="italic"/>
    </style:style>
    <style:style style:name="T3" style:family="text">
      <style:text-properties fo:font-style="italic" officeooo:rsid="001016bb" style:font-style-asian="italic" style:font-style-complex="italic"/>
    </style:style>
    <style:style style:name="T4" style:family="text">
      <style:text-properties fo:font-style="italic" officeooo:rsid="00110f41" style:font-style-asian="italic" style:font-style-complex="italic"/>
    </style:style>
    <style:style style:name="T5" style:family="text">
      <style:text-properties fo:font-style="italic" officeooo:rsid="00127b74" style:font-style-asian="italic" style:font-style-complex="italic"/>
    </style:style>
    <style:style style:name="T6" style:family="text">
      <style:text-properties fo:font-style="italic" officeooo:rsid="001469b9" style:font-style-asian="italic" style:font-style-complex="italic"/>
    </style:style>
    <style:style style:name="T7" style:family="text">
      <style:text-properties fo:font-style="italic" officeooo:rsid="0015105f" style:font-style-asian="italic" style:font-style-complex="italic"/>
    </style:style>
    <style:style style:name="T8" style:family="text">
      <style:text-properties fo:font-style="italic" officeooo:rsid="0015af06" style:font-style-asian="italic" style:font-style-complex="italic"/>
    </style:style>
    <style:style style:name="T9" style:family="text">
      <style:text-properties fo:font-style="italic" officeooo:rsid="001e01f6" style:font-style-asian="italic" style:font-style-complex="italic"/>
    </style:style>
    <style:style style:name="T10" style:family="text">
      <style:text-properties fo:font-style="italic" officeooo:rsid="001f4d12" style:font-style-asian="italic" style:font-style-complex="italic"/>
    </style:style>
    <style:style style:name="T11" style:family="text">
      <style:text-properties fo:font-style="normal" officeooo:rsid="001016bb" style:font-style-asian="normal" style:font-style-complex="normal"/>
    </style:style>
    <style:style style:name="T12" style:family="text">
      <style:text-properties fo:font-style="normal" officeooo:rsid="00110f41" style:font-style-asian="normal" style:font-style-complex="normal"/>
    </style:style>
    <style:style style:name="T13" style:family="text">
      <style:text-properties fo:font-style="normal" officeooo:rsid="00127b74" style:font-style-asian="normal" style:font-style-complex="normal"/>
    </style:style>
    <style:style style:name="T14" style:family="text">
      <style:text-properties fo:font-style="normal" officeooo:rsid="0012d07e" style:font-style-asian="normal" style:font-style-complex="normal"/>
    </style:style>
    <style:style style:name="T15" style:family="text">
      <style:text-properties fo:font-style="normal" officeooo:rsid="001469b9" style:font-style-asian="normal" style:font-style-complex="normal"/>
    </style:style>
    <style:style style:name="T16" style:family="text">
      <style:text-properties fo:font-style="normal" officeooo:rsid="0015105f" style:font-style-asian="normal" style:font-style-complex="normal"/>
    </style:style>
    <style:style style:name="T17" style:family="text">
      <style:text-properties fo:font-style="normal" officeooo:rsid="00152c12" style:font-style-asian="normal" style:font-style-complex="normal"/>
    </style:style>
    <style:style style:name="T18" style:family="text">
      <style:text-properties fo:font-style="normal" officeooo:rsid="0015af06" style:font-style-asian="normal" style:font-style-complex="normal"/>
    </style:style>
    <style:style style:name="T19" style:family="text">
      <style:text-properties fo:font-style="normal" officeooo:rsid="001c983e" style:font-style-asian="normal" style:font-style-complex="normal"/>
    </style:style>
    <style:style style:name="T20" style:family="text">
      <style:text-properties fo:font-style="normal" officeooo:rsid="001f4d12" style:font-style-asian="normal" style:font-style-complex="normal"/>
    </style:style>
    <style:style style:name="T21" style:family="text">
      <style:text-properties officeooo:rsid="00110f41"/>
    </style:style>
    <style:style style:name="T22" style:family="text">
      <style:text-properties officeooo:rsid="0015af06"/>
    </style:style>
    <style:style style:name="T23" style:family="text">
      <style:text-properties officeooo:rsid="00171779"/>
    </style:style>
    <style:style style:name="T24" style:family="text">
      <style:text-properties officeooo:rsid="0017fa9a"/>
    </style:style>
    <style:style style:name="T25" style:family="text">
      <style:text-properties officeooo:rsid="001a0171"/>
    </style:style>
    <style:style style:name="T26" style:family="text">
      <style:text-properties officeooo:rsid="001aa218"/>
    </style:style>
    <style:style style:name="T27" style:family="text">
      <style:text-properties officeooo:rsid="001c983e"/>
    </style:style>
    <style:style style:name="T28" style:family="text">
      <style:text-properties officeooo:rsid="001d7153"/>
    </style:style>
    <style:style style:name="T29" style:family="text">
      <style:text-properties style:font-name="Times New Roman" fo:font-style="normal" style:font-style-asian="normal" style:font-style-complex="normal"/>
    </style:style>
    <style:style style:name="T30" style:family="text">
      <style:text-properties style:font-name="Times New Roman" fo:font-style="normal" officeooo:rsid="001933c1" style:font-style-asian="normal" style:font-style-complex="normal"/>
    </style:style>
    <style:style style:name="T31" style:family="text">
      <style:text-properties style:font-name="Times New Roman" fo:font-style="normal" officeooo:rsid="001f4d12" style:font-style-asian="normal" style:font-style-complex="normal"/>
    </style:style>
    <style:style style:name="T32" style:family="text">
      <style:text-properties style:font-name="Times New Roman" fo:font-style="normal" officeooo:rsid="001f86e6" style:font-style-asian="normal" style:font-style-complex="normal"/>
    </style:style>
    <style:style style:name="T33" style:family="text">
      <style:text-properties style:font-name="Times New Roman" fo:font-style="normal" officeooo:rsid="001fe5b9" style:font-style-asian="normal" style:font-style-complex="normal"/>
    </style:style>
    <style:style style:name="T34" style:family="text">
      <style:text-properties style:font-name="Times New Roman" fo:font-style="normal" officeooo:rsid="0021b594" style:font-style-asian="normal" style:font-style-complex="normal"/>
    </style:style>
    <style:style style:name="T35" style:family="text">
      <style:text-properties style:font-name="Times New Roman" fo:font-style="normal" officeooo:rsid="002317f0" style:font-style-asian="normal" style:font-style-complex="normal"/>
    </style:style>
    <style:style style:name="T36" style:family="text">
      <style:text-properties style:font-name="Times New Roman" fo:font-style="normal" officeooo:rsid="002323e1" style:font-style-asian="normal" style:font-style-complex="normal"/>
    </style:style>
    <style:style style:name="T37" style:family="text">
      <style:text-properties style:font-name="Times New Roman" fo:font-style="normal" officeooo:rsid="00243ba6" style:font-style-asian="normal" style:font-style-complex="normal"/>
    </style:style>
    <style:style style:name="T38" style:family="text">
      <style:text-properties style:font-name="Times New Roman" fo:font-style="normal" officeooo:rsid="0024b8ec" style:font-style-asian="normal" style:font-style-complex="normal"/>
    </style:style>
    <style:style style:name="T39" style:family="text">
      <style:text-properties style:font-name="Times New Roman" fo:font-style="normal" officeooo:rsid="002654f8" style:font-style-asian="normal" style:font-style-complex="normal"/>
    </style:style>
    <style:style style:name="T40" style:family="text">
      <style:text-properties style:font-name="Times New Roman" fo:font-style="normal" officeooo:rsid="002a1ff7" style:font-style-asian="normal" style:font-style-complex="normal"/>
    </style:style>
    <style:style style:name="T41" style:family="text">
      <style:text-properties style:font-name="Times New Roman" fo:font-style="italic" officeooo:rsid="0021b594" style:font-style-asian="italic" style:font-style-complex="italic"/>
    </style:style>
    <style:style style:name="T42" style:family="text">
      <style:text-properties style:font-name="Times New Roman" fo:font-style="italic" officeooo:rsid="002317f0" style:font-style-asian="italic" style:font-style-complex="italic"/>
    </style:style>
    <style:style style:name="T43" style:family="text">
      <style:text-properties style:font-name="Times New Roman" fo:font-style="italic" officeooo:rsid="0024b8ec" style:font-style-asian="italic" style:font-style-complex="italic"/>
    </style:style>
    <style:style style:name="T44" style:family="text">
      <style:text-properties style:font-name="Times New Roman" fo:font-style="italic" officeooo:rsid="002654f8" style:font-style-asian="italic" style:font-style-complex="italic"/>
    </style:style>
    <style:style style:name="T45" style:family="text">
      <style:text-properties officeooo:rsid="001f86e6"/>
    </style:style>
    <style:style style:name="T46" style:family="text">
      <style:text-properties style:text-position="super 58%" style:font-name="Times New Roman" fo:font-style="normal" officeooo:rsid="00243ba6" style:font-style-asian="normal" style:font-style-complex="normal"/>
    </style:style>
    <style:style style:name="T47" style:family="text">
      <style:text-properties officeooo:rsid="00294a6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ndrew Tanner</text:p>
      <text:p text:style-name="P1">Critical Review: Identity and Politics in the Middle East and Africa</text:p>
      <text:p text:style-name="P2">Introduction</text:p>
      <text:p text:style-name="P1"><text:tab/>Acemoglu and Robinson, in <text:span text:style-name="T2">Economic Origins of Dictatorship and Democracy,</text:span> apply contemporary understanding in Political Economy to lay out a concise theory explaining why some countries end up with democratic governments, and others dictatorships. Their argument hinges on the role of class-based economic interest groups competing for the ability to transform power held in the present into longer-lasting institutional power, which allows them to secure and defend their particular economic interests within a political system. Whether this dynamic takes a country down the path towards democracy or dictatorship at any given point in time is, in their view, a function of the level of inequality present within the society. Inequality is decisive because it tends to raise the stakes of competition between groups, and at higher levels of inequality the stakes become so high that elites face revolutionary threats, forcing them to choose between reform and repression in their policy response. Failed repression can lead to revolution, and so in many cases elites choose to reform – but always in order to <text:span text:style-name="T27">p</text:span>rotect their own interests.</text:p>
      <text:p text:style-name="P1"><text:tab/>This line of argument is quite powerful, but fails to address a set of crucial underlying questions. How do different groups emerge and organize in the first place? <text:span text:style-name="T1">Are economic concerns always what drives individuals together into a group? What drives a given group to adapt its strategy, claims, and even organizing ideology over time? A purely materialist focus, such as that typically employed in the political-economy tradition, by its nature has a difficult time answering these questions. Underpinning this materialist logic is a view of human nature as driven ultimately by our collective tendency to pursue our desires, limited mostly by our personal income constraint. But this view, powerful as it can be, fails to address the role of </text:span><text:span text:style-name="T3">identity</text:span><text:span text:style-name="T11"> as a causal factor impacting whether a society ends up being governed by a president or a dictator. This critical review uses a selection of published works focusing on questions of identity and politics in the Middle East and Africa to advance an argument for integrating both political-economic and social-cultural ideas in a broader synthesis, one capable of evaluating the complex interplay between materialist competition and the natural human tendency to affiliate with a group defined by social characteristics.</text:span></text:p>
      <text:p text:style-name="P1"/>
      <text:p text:style-name="P2">Gender and Identity</text:p>
      <text:p text:style-name="P2"><text:tab/><text:span text:style-name="T21">Comparative politics has long maintained a focus on social cleavages as precursors to political organization in society. Humans tend to cluster into groups that share certain attributes, which can range from the ideological to the physical. Gender is perhaps humanity's most basic point of differentiation. A </text:span><text:soft-page-break/><text:span text:style-name="T21">person's gender tends to be visible, biologically connected to certain essential roles in the human life cycle – donor/incubator of genetic material, in short – and as a result is a natural point of division leading to the potential development of distinctly gendered lived experiences. This sex-based differentiation does not have to be politically or socially meaningful, however, that is: it does not </text:span><text:span text:style-name="T4">necessarily</text:span><text:span text:style-name="T12"> bind a male or female to engaging in social activity </text:span><text:span text:style-name="T4">as</text:span><text:span text:style-name="T12"> a man or woman. The actual duties, rights, and responsibilities assigned to an individual based on their </text:span><text:span text:style-name="T19">real or perceived</text:span><text:span text:style-name="T12"> membership in a social grouping is socially constructed. </text:span><text:span text:style-name="T13">That is, it is </text:span><text:span text:style-name="T5">people</text:span><text:span text:style-name="T13"> who determine that a particular gender is suited for a particular social role, and different people living in different places and at different times have come up with, as one might expect, different </text:span><text:span text:style-name="T19">expected </text:span><text:span text:style-name="T13">roles for men and women that are intrinsically bound up local historical context.</text:span></text:p>
      <text:p text:style-name="P2"><text:span text:style-name="T13"><text:tab/>The Arab world in particular, and Islamic world in general, has long been seen by western scholars as decidedly behind the times when it comes to recognizing the social construction of gender and making the political reforms necessary to guarantee that women have an equal voice in society (Benstead, Jamal, &amp; Lust 2015; </text:span><text:span text:style-name="T14">Kang 2015;</text:span><text:span text:style-name="T13"> Masoud, Jamal, &amp; Nugent 2016). </text:span><text:span text:style-name="T14">Of course, anti-women attitudes and policy are a global problem, and much of the Global South is actually </text:span><text:span text:style-name="T19">ahead of much of the 'Developed' world with respect to</text:span><text:span text:style-name="T14"> promoting women's rights, </text:span><text:span text:style-name="T19">particularly</text:span><text:span text:style-name="T14"> in terms of action to combat violence against women (Htun &amp; Weldon 2010; 2012; Weldon &amp; Htun 2013) and establishing legislative quotas mandating a certain number of seats be held by women (Bush 2011; Kang 2015), a practice relatively uncommon in the established democracies of the Western world. </text:span><text:span text:style-name="T15">But despite this almost universal anti-feminism tendency around the world, Arab states remain strongholds of misogynist politics.</text:span></text:p>
      <text:p text:style-name="P2"><text:span text:style-name="T15"><text:tab/>Empirical research indicates how deeply entrenched gendered politics are in the region. Benstead, Jamal, and Lust (2015) use a survey experiment where respondents are shown a picture of a female candidate and asked to answer a separate question regarding the qualities of effective political leadership. Their results indicate the presence of bias towards role congruity, that is, respondents tend to assume a leader should exhibit certain traits – and these are typically more stereotypically masculine in nature. Tessler and Warriner (1997), evaluating their survey research in the Middle East, note that there is a tendency in much of western theory to assume that women have a “nurturing” nature, that they play a role in society focused on compromise and negotiation as alternatives to conflict. Interestingly, their results indicate that </text:span><text:span text:style-name="T6">both</text:span><text:span text:style-name="T15"> males and females in the Arab world are often supportive of feminism, and those that are tend, regardless of gender, to support more “feminine” politics rooted in negotiation and discussion. Those that don't support feminism, male or female, tend to subordinate gendered aspects of politics to concerns about security and economic growth.</text:span></text:p>
      <text:p text:style-name="P2"><text:span text:style-name="T15"><text:tab/>These studies point to an underlying theme present throughout Middle East politics: a broad desire </text:span><text:soft-page-break/><text:span text:style-name="T15">for political leadership capable of improving material conditions for the populace. </text:span><text:span text:style-name="T16">It is fair to say that to </text:span><text:span text:style-name="T7">some</text:span><text:span text:style-name="T16"> degree, politics in the Arab world remain deeply tied to the region's post-colonial history. While neither the Middle East nor Africa were necessarily havens for feminism and women's rights, colonization deeply impacted politics, economics, and social patterns throughout the Global South. Wherever Europeans sought to manage a local population, they imposed their own social norms, which in many if not most cases were deeply patriarchal. In Niger, French colonial authorities assumed that men were the primary political agents, and tied their doctrine of formalized property rights to males, particularly those in positions of political power (Kang, 2015). In Malawi, British authorities built out similar male-oriented property rights regimes, that directly impacted many long-standing matriarchal systems of land governance (Peters 1997; Ragnhild 2009; Kaarhus 2010). Political contestation over land reforms and establishing quotas for women in government remain major issues in contemporary Malawi (Tiessen 2008; Berge et al 2014), and is further complicated by the spread of western notions of formal property rights regimes, which because of males' disproportionate access to formal political institutions in Malawi </text:span><text:span text:style-name="T19">and other post-colonial nations </text:span><text:span text:style-name="T16">offers them an advantage in pursuing their claims in a context of increasing land scarcity </text:span><text:span text:style-name="T17">(Berge et al 2014). Despite the desire to effect pro-poor policies that </text:span><text:span text:style-name="T19">aim to </text:span><text:span text:style-name="T17">redress imbalances in land access and tenure, Chinsinga (2011) argues that Malawi's Community Based Rural Development Programme is likely a doomed effort, subjected to political battles over its meaning and actualization, and fully gamed-out by </text:span><text:span text:style-name="T19">the male-dominated national elites</text:span><text:span text:style-name="T17">. If correct, this would be far from the first example of western-style land policy failing in the complex political environment of the Global South.</text:span></text:p>
      <text:p text:style-name="P2"><text:span text:style-name="T17"><text:tab/></text:span><text:span text:style-name="T18">This complexity makes organizing for successful expansion of women's rights exceptionally difficult, particularly where the geopolitical activities of major powers are involved. The scale of the problem is such that even studying it is fraught with uncertainty. Evaluating responses from surveys conducted in Morocco, Benstead (2014a) finds that gender plays a strong role in conditioning survey respondents' answers, particularly where they choose </text:span><text:span text:style-name="T8">not</text:span><text:span text:style-name="T18"> to answer a question on a survey. Benstead finds that women in particular feel that expressing certain opinions may render them vulnerable, and so censor their responses to avoid running afoul of embedded power structures. Aside from presenting serious difficulties with respect to scholarly understanding of what is actually happening in the Arab world, this also makes international interventions in domestic politics fraught. Bush and Jamal (2015) examine whether foreign – in this case American – support for women's rights policy in Jordan has any effect on citizen's support. Their results are surprising: citizens, male or female, care less about whether America intervenes and more about who seems to benefit from the intervention. If American policy intervention is seen as pro-regime, opponents of the regime oppose the intervention. At the same time, pro-regime </text:span><text:soft-page-break/><text:span text:style-name="T18">elements of society will tend to support the intervention, creating greater overall polarization (Bush &amp; Jamal 2015).</text:span></text:p>
      <text:p text:style-name="P2"><text:tab/><text:span text:style-name="T22">There is little reason to believe that these dynamics are restricted only to the Arab world or even the Global South: when the stakes within a society are high, and success or failure in politics heavily conditions success or failure economically, it is reasonable to anticipate that questions of identity, of what group gets what embedded privileges within society, will become ever more important. Gender is a major social cleavage, perhaps the most fundamental – hence the interest shown by traditionally conservative groups, especially religious groups, in gender politics. In Niger, Kang (2015) demonstrates that it is conservative religious organizations that comprise the primary counter-feminist movement in the country. Where they mobilize to oppose a policy – and such groups basic political identity is often bound up with control over reproduction (Hudson, Bowen, &amp; Nielsen 2015) that they have historically mobilized to oppose women's rights initiatives – making progress difficult (Kang 2015). Htun and Weldon (2010) argue that key to knowing why some initiatives are opposed more by religious groups than others is bound to the likely effects of a given policy, with religious leaders more likely to intervene when doctrinal matters are at stake, whether or not the particular policy initiative is specifically focused on women. Perhaps equally important is the history of the relationship between religious groups and the state, with policy aiming to mitigate violence against women less likely to be successful in countries with strong religion-state connections (Htun &amp; Weldon 2015), regardless of whether they are Islamic or Christian.</text:span></text:p>
      <text:p text:style-name="P1"><text:tab/><text:span text:style-name="T23">Many scholars have adopted the basic presumption that economic and political development will enhance women's rights as a matter of course, but the causal pathways are not as clear and consistent as we might expect (Duflo, 2012). In truth, given the complexity of domestic politics in the Global South, it is increasingly clear that only feminist mobilization focused specifically on women's rights is a reliable means of improving the lot of women in a patriarchal world. Kang's evaluation of the slow progress of women's rights policy in Niger bears out this view, as progress only came when women were able to sustain intensive mobilization (Kang 2015). Htun &amp; Weldon's (2010; 2012; 2015) cross-country empirical analysis supports this view, demonstrating that it is not the presence of leftist parties, parliamentary quotas, or economic development that leads to greater women's rights, but feminist organization alone that is a necessary, if never sufficient, condition. International support in the form of regional and global compacts, as well as direct connections between transnational feminist organizations and domestic advocacy groups are also important (Kang 2015; Weldon &amp; Htun 2013). But the fraught nature of international-domestic connections and the variations in local context make unilateral interventions or even too-broad assumptions about the composition of feminist groups mandate caution. Sadiqi (2008) notes that within Morocco's 70-year old feminist movement, differences between the male and female </text:span><text:soft-page-break/><text:span text:style-name="T23">portions of the membership forced women to independently organize to carry their efforts forward. And the general presumption of religious group hostility to feminism in the Islamic world in particular may not even be fully viable, as a growing number of scholars are beginning to question whether Islam itself, often taken to be inherently anti-women and conservative, may not work as a vehicle for advancing feminist arguments. Indeed, with many Qur'anic verses proving quite subject to feminist reinterpretation, Islamist-feminist cooperation may emerge as a powerful force promoting women's rights in the Arab world.</text:span></text:p>
      <text:p text:style-name="P1"/>
      <text:p text:style-name="P3">Identity and <text:span text:style-name="T47">Politics</text:span></text:p>
      <text:p text:style-name="P3"><text:tab/><text:span text:style-name="T24">Political Economy is moving in the right direction when it focuses on groups and their political agency, but the preceding assessment of the complexity inherent in domestic politics poses a challenge for the formal logic and global behavioral assumptions made by scholars like Acemoglu and Robinson. Their analysis pays little attention to gender, or really any fuller treatment of group dynamics within a society. But perhaps a greater weakness in their otherwise compelling argument is a lack of attention to relationships between states in global society, each with its own internal social composition and history of inter-group dynamics to consider. A growing body of scholars is coming to accept the view that inter-state relations are bound up with intra-state political competition, with actors within a state cooperating with external actors, states or otherwise, to enhance their ability to pursue their domestic interests. Here again, the Arab world represents a useful political landscape for evaluating how this works in practice, with the region's long and painful post-colonial history still animating behaviors and attitudes within the region to this day.</text:span></text:p>
      <text:p text:style-name="P3"><text:tab/><text:span text:style-name="T25">The 2011 Arab Spring represents one of the most significant outbursts of domestic political discontent the Arab world has experienced in recent years. Superficially, its origins and course appear deeply driven by political and economic factors. In a context of delayed democratization and endemic economic uncertainty, the Arab Spring might seem amenable to explanation using Acemoglu &amp; Robinson's theoretical view. Rising levels of economic inequality raises the stakes for all actors in the affected societies, leading populations to revolt. Provided their revolt attempt is binding/successful, actors will then tend to lock in democratic successes by setting up more democratic institutions, unless domestic elites can maintain and concentrate sufficient power to break the efforts of the majority.</text:span></text:p>
      <text:p text:style-name="P3"><text:tab/>The<text:span text:style-name="T45"> Arab Spring was characterized by escalating protests in a small set of Arab countries, which were rapidly emulated across the region after the news of initial citizen successes in opposing regimes in Tunisia and Egypt began to spread (Bamert, Gilardi, and Wasserfallen 2015). Brownlee, Masoud, and Reynolds (2014) compare the outcomes of the many revolts in the region, and make the case that whether or not a regime fell comes down to the degree of control regime leaders had over the military, and whether </text:span><text:soft-page-break/><text:span text:style-name="T45">or not the regime had access to oil rents. In this, they don't stray too far from territory Acemoglu &amp; Robinson stake out: a regime with enough power to resist or defeat a popular revolt won't have to reform, as it can protect its interests by buying off or defeating challengers. And so Tunisia, oil-poor and boasting a relatively independent military, did not violently crack down on protests, and the revolt was successful. Egypt saw the military step in to re-assert rule, deposing the Islamist Morsi government after a seemingly successful anti-regime movement. By contrast the oil-rich gulf states were able to buy off their populations or fund aggressive military and police crackdowns, and faced little long-lasting turmoil.</text:span></text:p>
      <text:p text:style-name="P3"><text:tab/><text:span text:style-name="T26">However, this line of argument fails to adequately address the complicated internal politics present throughout the Middle East. Comparative political scientists in particular are beginning to adopt the position that to fully understand the structure of the system all actors are competing within, it is important to disaggregate what international relations scholars usually treat as the basic unit of analysis, the sovereign state. Because states are not unitary, coherent, independent actors with a will of their own. Rather, they are composite structures, with the domestic and the international bound together in a 2-level, interactive game (Jamal 2012). Especially in the post-colonial Middle East-North Africa region, the struggle for power within a state cannot be entirely separated from the struggle for power between states. One perpetually intersects with and feeds back into the other, and in the Arab world this dynamic is most apparent in three key areas: Anti-Americanism, democratization, and the Israel-Palestine conflict.</text:span></text:p>
      <text:p text:style-name="P4"><text:tab/><text:span text:style-name="T28">Blaydes and Linzer (2012) define Anti-Americanism as negative views of America and/or America culture, and note that scholarly interest in the phenomenon has been increasing since Al Qaeda's 2001 strike on the United States. American politicians and the American media, along with many scholars, have effectively adopted a “Clash of Civilizations” narrative to explain the motivation behind these attacks, alleging that Arabs and/or Muslims are culturally hostile towards all things American (Tessler and Robbins 2007; Blaydes and Linzer 2012; Corstange 2016). Skeptics of such cultural arguments abound, however. Blaydes and Linzer, though much of their argument seems to intentionally tiptoe around questions about the impact of American foreign policy, use a variety of qualitative analysis techniques to argue that elites in the Arab world strategically stoke anti-American sentiments for political gain (Blaydes and Linzer 2012). In </text:span><text:span text:style-name="T9">Of Empires and Citizens: Pro American Democracy or No Democracy at All </text:span><text:span text:style-name="T28">Amaney Jamal makes a compelling case for accepting that the primary grievance held by Arabs against the United States has to do with its policy: America has routinely intervened in Arab countries to back a preferred faction, sometimes in democratic elections and other times to provide crucial support to a regime. In doing so, it often makes itself a key player in complex political and economic struggles being waged between groups, with the straightforward result that those adversely affected by US interventions increase their opposition to US interference (Jamal 2012). In Kuwait, US intervention was seen by both </text:span><text:soft-page-break/><text:span text:style-name="T28">regime and reform camps as beneficial, because the US provides security for the small nation, which benefits all Kuwaitis. Regime opponents, whose counterparts in Jordan and other Arab states openly espouse Anti-American attitudes, don't do the same in Kuwait because they gain nothing from incorporating an Anti-American stance into their politics (Jamal 2012). In a virtuous cycle, this makes the regime opposition appear less threatening to US interests, and so the US is less likely to make a partisan intervention in domestic politics. In Jordan the opposite holds: the US has repeatedly intervened to back the Hashemite regime, leaving Islamist parties the only coherent opposition. Anger at this support for a repressive regime gives the Islamists an argument to run with, provoking an escalation in Anti-American sentiment (Jamal 2012).</text:span></text:p>
      <text:p text:style-name="P5"><text:span text:style-name="T28"><text:tab/>Tessler and Robbins, writing in 2007, are skeptical of both cultural and political-economic arguments, but find that the latter are more likely to be impactful overall. They compare survey data from Jordan and Algeria to show that support for terrorist strikes on US target is specifically motivated by US foreign policy, and is especially high where the history of US interventions have impacted the development of stable and independent political institutions. Interestingly, they also find that religiosity itself has little impact on prevalence of Anti-American sentiment (Tessler and Robbins 2007). Corstange, examining Lebanese attitudes towards participating in a survey run by an American university compared to one run by the American or Canadian embassy, finds that </text:span><text:span text:style-name="T10">any</text:span><text:span text:style-name="T20"> perceived political affiliation significantly reduces willingness to participate, but that affiliation with an American university does not (Corstange 2016).</text:span><text:span text:style-name="T28"> Given Lebanon's long history of being a target for American and Israeli intervention – the two often being perceived as one and the same in the region – one would expect attitudes towards Americans </text:span><text:span text:style-name="T10">as</text:span><text:span text:style-name="T20"> Americans would be harshest there. But this is not the case – here again, Arab discontent with the United States is directly tied to its foreign policy and practices. Zoubir and </text:span><text:span text:style-name="T30">Aït-hamadouche</text:span><text:span text:style-name="T31">, looking at the North Africa region as a whole in 2006, make a similar case: Arabs by and large oppose US foreign policy, even while adopting many US products and norms (Zoubir and </text:span><text:span text:style-name="T30">Aït-hamadouche, </text:span><text:span text:style-name="T31">2006).</text:span></text:p>
      <text:p text:style-name="P5"><text:span text:style-name="T31"><text:tab/></text:span><text:span text:style-name="T32">The presumption that Arabs share a common identity with respect to their purported inherent Anti-Americanism is not borne out by empirical work. Rather, the more work that is done in the Arab world rooted in Arab citizens' own understanding of their society and politics, the more assumptions of cultural homogeneity must be set aside. Algeria serves as a useful example of the critical importance of identity. After the French colonial period ended, Algerians faced the daunting task of building a coherent country riven by deep social cleavages (Benstead &amp; Reif 2013). Language policy was deployed in an attempt to create an Arab identity rooted in use of Arabic, but this ran up against the use of local languages like Tamazight as well as the persistent use of French by the economic elite. </text:span><text:span text:style-name="T33">Benstead and Reif's analysis demonstrates</text:span><text:span text:style-name="T32"> th</text:span><text:span text:style-name="T33">e utility of employing</text:span><text:span text:style-name="T32"> </text:span><text:span text:style-name="T33">anthropologist Bourdieu's view of language as a type of symbolic </text:span><text:soft-page-break/><text:span text:style-name="T33">capital, where language use is a strategic choice and ability to use a given language controls access to groups that possess the ability to confer benefits on members (Benstead &amp; Reif 2013). In a similar vein, the choice to publicly use certain product brands is also a political act in the Algerian context and across much of the Arab world, where citizens have engaged in boycotts of American products in response to American foreign policy (Benstead &amp; Reif 2017). Offering further evidence of the power contained in associating with visible forms of identity, particularly in information-poor authoritarian or semi-authoritarian contexts even religious dress can function as an important signal of a person's identity, which actually has an important impact on studying domestic politics in the Middle East: Religious Muslim women, in large part because Islamist parties are often the primary regime opposition, tend to self-censor when speaking to someone they perceive as not of their identity group (Benstead 2014b). </text:span><text:span text:style-name="T34">This is by no means limited to the Arab world, research in China is similarly afflicted by response bias driven by participant concerns about expressing opinions that could put them at political or economic risk (Jiang and Yang 2016). Indeed, Jiang and Yang make the compelling point that much of western scholarship examining politics in authoritarian states may be seriously biased when and where research intersects with expressing political views at odds with the discourse preferred by the regime.</text:span></text:p>
      <text:p text:style-name="P6"><text:span text:style-name="T33"><text:tab/></text:span><text:span text:style-name="T34">In an odd similarity, many of the same types of arguments about the Arab world's supposed cultural hostility to all things American are similar to those made about Arab citizens' attitudes towards democracy. Even amidst a great wave of democratic expansion, the Arab world has remained largely mired under the grip of authoritarian regimes (Brownlee, Masoud, and Reynolds 2014). Some claim that here again, Arab and/or Islamic society is poorly suited for democracy. And here again, there's a large and growing body of empirical evidence demonstrating that Arabs, by and large, support democracy and would prefer to have more of it (Jamal and Tessler 2008; Tessler, Jamal, and Robbins 2012). </text:span></text:p>
      <text:p text:style-name="P6"><text:span text:style-name="T34"><text:tab/>The problem with the Middle East and democracy comes down to two key factors: </text:span><text:span text:style-name="T40">partisan</text:span><text:span text:style-name="T34"> foreign interventions into domestic political processes, and certain elite groups' continued control of oil wealt</text:span><text:span text:style-name="T35">h.</text:span><text:span text:style-name="T34"> Lebanon functions as an excellent example of the former. It has experienced numerous interventions into its domestic politics over the past several decades, mostly by the United States and Iran, each promoting their own interests by giving support to, respectively, Lebanese Sunnis and Shiite Hezbollah (Corstange and Marinov 2012; Marinov 2013; Corstange 2016). When interventions are restricted to supporting the democratic </text:span><text:span text:style-name="T41">process</text:span><text:span text:style-name="T34">, there isn't so much of a problem, but interventions </text:span><text:span text:style-name="T35">that back a </text:span><text:span text:style-name="T42">party</text:span><text:span text:style-name="T34"> tend to provoke increased levels of </text:span><text:span text:style-name="T35">partisan hostility</text:span><text:span text:style-name="T34"> (Corstange and Marinov 2012; Marinov 2013). </text:span><text:span text:style-name="T35">And because the Middle East is home to the world's highest-quality oil reserves, given the post-colonial difficulties in building stable and coherent domestic institutions, it is almost certain that foreign powers will continue to meddle in domestic politics wherever they see an opportunity to serve their own narrow interests. Even in </text:span><text:soft-page-break/><text:span text:style-name="T35">oil-poor Palestine, the long-term impact of unstable institutions characterized by the type of patron-client relations that dominate core-periphery relations in the post-colonial Middle East are evident. While many scholars of democratization have followed Putnam in viewing civic associations as fundamental to a healthy democracy, in Palestine these very associations are bound to authoritarian politics because of the Palestinian National Authority's economic and political dependence on outside actors, </text:span><text:span text:style-name="T36">whose funneling of aid through the PNA has allowed it</text:span><text:span text:style-name="T35"> to reproduce patron-client relations throughout </text:span><text:span text:style-name="T36">Palestinian</text:span><text:span text:style-name="T35"> society (Jamal 2007). </text:span><text:span text:style-name="T36">This, Jamal shows, created a dynamic where associations friendly to the regime are favored and gain resources needed to grow, but those opposed to the regime are cut off. The end result is a civil society where your association determines your benefit stream, and naturally your ability to associate with one group or another determines your opportunities in society. In neighboring Jordan, too, this dynamic is at play. International support for the Hashemite regime is ongoing, and domestic society split between those who back the regime in order to maintain connections to the global economy that they fear they'd lose if Islamists opposed to America take power and those who oppose the regime because they have no other option if they want representation in society (Kirdis 2016). The result has been a slow but steady movement by the main opposition group, the Jordanian Muslim Brotherhood, away from serving as a “loyal” opposition and towards the position of a “hard” opposition implacably opposed to the regime.</text:span></text:p>
      <text:p text:style-name="P8"><text:span text:style-name="T36"><text:tab/>So here again the question of identity is crucial. What group someone can belong to, what kind of resources that group holds for itself and keeps from others, these are always crucial factors in understanding why individuals and groups behave the way they do. But identity is not a “real” thing, in the sense that someone's personal characteristics are inherently derived from some aspect of the body they were born into. Identity is, like all social phenomena, socially constructed. Put together by discourse and contest. Which take place across time and over space, shifting in meaning and content from generation to generation. To see this in operation, one need look no further than the evolution of the Israel-Palestine conflict – perhaps one of the most intractable problems facing the Middle East today.</text:span></text:p>
      <text:p text:style-name="P8"><text:span text:style-name="T36"><text:tab/>Mark Tessler's comprehensive and fair-minded history of the </text:span><text:span text:style-name="T40">Israeli-Palestinian</text:span><text:span text:style-name="T36"> conflict gets to the heart of this basic question of identity </text:span><text:span text:style-name="T37">in this regard. Neither 'Israeli' nor 'Palestinian' meant anything to anyone until the 19</text:span><text:span text:style-name="T46">th</text:span><text:span text:style-name="T37"> century. 'Palestinian' as we understand the term came into being after Israel's victory in the War of Independence in 1948, which was accompanied by the flight of many residents of the region known as Palestine to neighboring regions (Tessler 2009). This flight, it should be noted, was due to a combination of temporarily displaced refugees as well as victims of overt ethnic cleansing operations tolerated by the senior Israeli leadership (Gordon 2008; Tessler 2009). The displaced Arabs of Palestine were deprived of any right to return home or claim their property, and remained stuck in refugee camps in Lebanon and Jordan. Of course, Israel itself did not exist until the War of Independence, either. Just like </text:span><text:soft-page-break/><text:span text:style-name="T37">the predecessor peoples who became the Arabs of what became Palestine, Jews had lived in the Levant for centuries, and even spent a few centuries as a major regional power before being destroyed by invasion. The Jewish global diaspora that followed was arguably held together by the collective memory of the Jewish kingdom, and the belief that one day the Jews would return to their homeland (Tessler 2009). This of course intersected, in the 19</text:span><text:span text:style-name="T46">th</text:span><text:span text:style-name="T37"> century, with rising anti-semitism in Europe that culminated tragically in the six million murders of the Shoah, the Jews' share of the broader Holocaust Hitler's Nazis visited upon the peoples of Eastern Europe. </text:span><text:span text:style-name="T38">It seems, looking back, only natural that the Jews would desire the homeland that one branch of Jewish philosophy, known as Zionism, offered as a solution to the Jews' historic vulnerability.</text:span></text:p>
      <text:p text:style-name="P7"><text:span text:style-name="T37"><text:tab/></text:span><text:span text:style-name="T38">As Tessler shows, there was no </text:span><text:span text:style-name="T43">inherent</text:span><text:span text:style-name="T38"> reason why Jews and Arabs could not come to an agreement on joint occupancy of the region. </text:span><text:span text:style-name="T39">In fact, examining bilateral relationships between Israel and two other Arab states, Morocco and Tunisia, Abadi shows that even after decades of anger and mistrust, Israel and the Arab world are not always at odds, and there is a diversity of responses to the conflict depending on local context and political dynamics (Abadi 2007; 2017). </text:span><text:span text:style-name="T38">But the Zionist effort to move hundreds of thousands of Jews to Palestine presented challenges in figuring out how to reconcile competing interests, </text:span><text:span text:style-name="T39">given that hundreds of thousands of Arabs already lived in the area</text:span><text:span text:style-name="T38">. While early on Jews and Arabs employed one another and lived side by side, the slow increase in social tension and eventually open hostility as the local balance of power shifted and, tragically, intersected with geopolitics. Britain, true to its colonial identity, played both sides against one another in a bid to maintain control over the former Ottoman provinces after World War 1 concluded (Tessler, 2009). And eventually, with foreign support shifting to Israel, the exiled Palestinians were left with no choice but to rely first on their Arab neighbors, then on self-help, to contest Israel's expanding aims (Gordon 2008; Tessler 2009). Neve Gordon, analyzing the evolution of Israel's occupation of Palestinian territories in the West Bank and Gaza after the 1967 War gave Israel control over huge swaths of territory where Palestinians were in the majority, provides a grim assessment of how the Palestinian and Israeli identities were constructed in the eyes of the occupiers, and with what consequences for all involved (Gordon 2008). Initially a military occupation genuinely concerned with improving quality of life as a means to guarantee long-term control, expansion of settlements in the West Bank slowly raised tensions. Palestinian resistance in the Intifada became harder to effectively control over time. And as violence became more entrenched and more vicious, it became harder and harder to get hardliners on either side to rein in the conflict (Gordon 2008). 'Israeli' and 'Palestinian' evolved into oppositional identities, despite the best efforts of several generations of peacemakers.</text:span></text:p>
      <text:p text:style-name="P7"><text:span text:style-name="T38"><text:tab/>The Israel-Palestine conflict represents a complex merger of political-economic and social-cultural </text:span><text:soft-page-break/><text:span text:style-name="T38">forces. </text:span><text:span text:style-name="T39">Tessler's careful history shows how Israel, in the early days, sought to incorporate the Palestinian economy into its own – but in a particular way: it was structured to offer no competition in terms of capital accumulation or industry, but serve as a source for inexpensive labor. The result was a hollow economy, dependent on foreign aid to survive by the time the Palestinian Authority was established in the late 1990s. As Jamal's work shows, this created a particular structure in Palestinean society conducive to long-term authoritarian rule (Jamal 2007). And as both Gordon and Tessler demonstrate, this imposed status as economic subaltern was resented by Palestinian workers, and led directly to the Intifada of the 1980s (Gordon 2008; Tessler 2009). So here is visible the </text:span><text:span text:style-name="T44">motivation</text:span><text:span text:style-name="T39"> for uprising, rooted not in simple calculations of can-we-win and how-much-can-we-win, which are decisive in Acemoglu &amp; Robinson's theorization, but rather in a collective assessment that an unjust situation has become intolerable. Which is something that is only apparent using research techniques that elicit both individual and group attitudes, and examine how groups form and maintain a certain identity, as well as how this changes in response to events.</text:span></text:p>
      <text:p text:style-name="P9"><text:span text:style-name="T36"><text:tab/></text:span><text:span text:style-name="T39">Finally</text:span><text:span text:style-name="T37">, a question must be raised: </text:span><text:span text:style-name="T39">in terms of basic theory, </text:span><text:span text:style-name="T29">how </text:span><text:span text:style-name="T39">can we best</text:span><text:span text:style-name="T29"> integrate the hard materialism of the political economist with the pervasive malleability implied by position of the social constructivist? </text:span><text:span text:style-name="T37">Both perspectives are necessary for effectively grappling with the wicked-type problems pervading the international political scene in the 21</text:span><text:span text:style-name="T46">st</text:span><text:span text:style-name="T37"> century. </text:span><text:span text:style-name="T39">Political-Economy is capable of providing extremely useful insights into how and where power and wealth collect in a society, and what consequences this has for inter-group competition. But identity is what determines the crucial question of </text:span><text:span text:style-name="T44">who</text:span><text:span text:style-name="T39"> is allowed into </text:span><text:span text:style-name="T44">what</text:span><text:span text:style-name="T39"> group, creating a direct connection between political-economic and social-cultural systems. And as identity is heavily impacted by language and discourse, it is essential for scholars interested in the politics of the Middle East and Africa to carefully examine the basis for group formation, development of common identities, and the political and economic benefits groups contest for and secure over time as a polity adapts and evolv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in" fo:margin-bottom="0.7in" fo:margin-left="0.7in" fo:margin-right="0.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9T10:07:00.743012122</meta:creation-date>
    <dc:date>2018-03-20T15:01:28.992958924</dc:date>
    <meta:editing-duration>P1DT4H16M25S</meta:editing-duration>
    <meta:editing-cycles>21</meta:editing-cycles>
    <meta:generator>LibreOffice/4.2.8.2$Linux_X86_64 LibreOffice_project/420m0$Build-2</meta:generator>
    <meta:document-statistic meta:table-count="0" meta:image-count="0" meta:object-count="0" meta:page-count="11" meta:paragraph-count="28" meta:word-count="5348" meta:character-count="34890" meta:non-whitespace-character-count="29532"/>
  </office:meta>
</office:document-meta>
</file>